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2.792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pt-BR</text:p>
          </table:table-cell>
          <table:table-cell office:value-type="string">
            <text:p>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pt-BR</text:p>
          </table:table-cell>
          <table:table-cell office:value-type="string">
            <text:p>Não 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pt-BR</text:p>
          </table:table-cell>
          <table:table-cell office:value-type="string">
            <text:p>Começ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pt-BR</text:p>
          </table:table-cell>
          <table:table-cell office:value-type="string">
            <text:p>Termin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pt-BR</text:p>
          </table:table-cell>
          <table:table-cell office:value-type="string">
            <text:p>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pt-BR</text:p>
          </table:table-cell>
          <table:table-cell office:value-type="string">
            <text:p>Não 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pt-BR</text:p>
          </table:table-cell>
          <table:table-cell office:value-type="string">
            <text:p>Começ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pt-BR</text:p>
          </table:table-cell>
          <table:table-cell office:value-type="string">
            <text:p>Termin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pt-BR</text:p>
          </table:table-cell>
          <table:table-cell office:value-type="string">
            <text:p>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pt-BR</text:p>
          </table:table-cell>
          <table:table-cell office:value-type="string">
            <text:p>Não 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pt-BR</text:p>
          </table:table-cell>
          <table:table-cell office:value-type="string">
            <text:p>Começ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pt-BR</text:p>
          </table:table-cell>
          <table:table-cell office:value-type="string">
            <text:p>Termin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pt-BR</text:p>
          </table:table-cell>
          <table:table-cell office:value-type="string">
            <text:p>In~erir not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pt-BR</text:p>
          </table:table-cell>
          <table:table-cell office:value-type="string">
            <text:p>Habilitar ordenamento ~natural</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pt-BR</text:p>
          </table:table-cell>
          <table:table-cell office:value-type="string">
            <text:p>Salvar ~Gráfico...</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pt-BR</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pt-BR</text:p>
          </table:table-cell>
          <table:table-cell office:value-type="string">
            <text:p>Habilitar ordenamento natural</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pt-BR</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pt-BR</text:p>
          </table:table-cell>
          <table:table-cell office:value-type="string">
            <text:p>Acessóri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pt-BR</text:p>
          </table:table-cell>
          <table:table-cell office:value-type="string">
            <text:p>Complementos úteis para %PRODUCTNAME incluindo Galerias, Modelos, Documentos de exemplo e Fo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pt-BR</text:p>
          </table:table-cell>
          <table:table-cell office:value-type="string">
            <text:p>Ga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pt-BR</text:p>
          </table:table-cell>
          <table:table-cell office:value-type="string">
            <text:p>A Galeria de %PRODUCTNAME contém mais de 2900 elementos em vários tem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pt-BR</text:p>
          </table:table-cell>
          <table:table-cell office:value-type="string">
            <text:p>Model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pt-BR</text:p>
          </table:table-cell>
          <table:table-cell office:value-type="string">
            <text:p>Crie documentos perfeitos em segundos com modelos de 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pt-BR</text:p>
          </table:table-cell>
          <table:table-cell office:value-type="string">
            <text:p>Exemplos de 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pt-BR</text:p>
          </table:table-cell>
          <table:table-cell office:value-type="string">
            <text:p>Exemplos de documentos são bons para estud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pt-BR</text:p>
          </table:table-cell>
          <table:table-cell office:value-type="string">
            <text:p>Documentaçõ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pt-BR</text:p>
          </table:table-cell>
          <table:table-cell office:value-type="string">
            <text:p>Documentação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pt-BR</text:p>
          </table:table-cell>
          <table:table-cell office:value-type="string">
            <text:p>Publicidad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pt-BR</text:p>
          </table:table-cell>
          <table:table-cell office:value-type="string">
            <text:p>Material de publicidade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pt-BR</text:p>
          </table:table-cell>
          <table:table-cell office:value-type="string">
            <text:p>Fo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pt-BR</text:p>
          </table:table-cell>
          <table:table-cell office:value-type="string">
            <text:p>Fontes adicionais para %PRODUCTNAME e outras aplicaçõ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pt-BR</text:p>
          </table:table-cell>
          <table:table-cell office:value-type="string">
            <text:p>Importar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pt-BR</text:p>
          </table:table-cell>
          <table:table-cell office:value-type="string">
            <text:p>Suporte de importação de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Manual do usuário</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pt-BR</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30">30/09/2007</text:date>, <text:time>12:56:29</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7-06-20T13:26:23</meta:creation-date>
    <dc:creator>Wanderson Silva</dc:creator>
    <dc:date>2007-09-30T12:56:29</dc:date>
    <dc:language>en-US</dc:language>
    <meta:editing-cycles>21</meta:editing-cycles>
    <meta:user-defined meta:name="Info 1"/>
    <meta:user-defined meta:name="Info 2"/>
    <meta:user-defined meta:name="Info 3"/>
    <meta:user-defined meta:name="Info 4"/>
    <meta:document-statistic meta:table-count="1" meta:cell-count="684"/>
  </office:meta>
</office:document-meta>
</file>